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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snap-to-layout-grid="false" fo:margin-bottom="0in" fo:line-height="100%"/>
      <style:text-properties style:font-name="Aptos Display" fo:font-weight="bold" style:font-weight-asian="bold" style:font-weight-complex="bold" fo:font-size="34pt" style:font-size-asian="34pt" style:font-size-complex="34pt"/>
    </style:style>
    <style:style style:name="P3" style:parent-style-name="Normal" style:family="paragraph">
      <style:paragraph-properties style:snap-to-layout-grid="false" fo:margin-bottom="0in" fo:line-height="100%"/>
      <style:text-properties style:font-name="Aptos Display" fo:font-weight="bold" style:font-weight-asian="bold" style:font-weight-complex="bold" fo:font-size="34pt" style:font-size-asian="34pt" style:font-size-complex="34pt"/>
    </style:style>
    <style:style style:name="P4" style:parent-style-name="Normal" style:family="paragraph">
      <style:paragraph-properties style:snap-to-layout-grid="false" fo:margin-bottom="0in" fo:line-height="100%"/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style:snap-to-layout-grid="false" fo:margin-bottom="0.0416in" fo:line-height="100%" fo:margin-left="0.4916in">
        <style:tab-stops/>
      </style:paragraph-properties>
      <style:text-properties style:font-name="Aptos Display" fo:font-weight="bold" style:font-weight-asian="bold" style:font-weight-complex="bold" fo:font-size="10pt" style:font-size-asian="10pt" style:font-size-complex="10pt"/>
    </style:style>
    <style:style style:name="P6" style:parent-style-name="Normal" style:family="paragraph">
      <style:paragraph-properties style:snap-to-layout-grid="false" fo:margin-bottom="0.0416in" fo:line-height="100%" fo:margin-left="0.4916in">
        <style:tab-stops/>
      </style:paragraph-properties>
      <style:text-properties style:font-name="Aptos Display"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paragraph-properties style:snap-to-layout-grid="false" fo:margin-bottom="0in" fo:line-height="100%" fo:margin-left="0.4923in">
        <style:tab-stops/>
      </style:paragraph-properties>
      <style:text-properties style:font-name="Aptos Display"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margin-right="-0.1229in" fo:text-indent="-0.0986in"/>
    </style:style>
    <style:style style:name="T9" style:parent-style-name="DefaultParagraphFont" style:family="text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T10" style:parent-style-name="DefaultParagraphFont" style:family="text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T11" style:parent-style-name="DefaultParagraphFont" style:family="text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T12" style:parent-style-name="DefaultParagraphFont" style:family="text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P13" style:parent-style-name="Normal" style:family="paragraph">
      <style:paragraph-properties fo:margin-right="-0.1229in"/>
    </style:style>
    <style:style style:name="P14" style:parent-style-name="Normal" style:family="paragraph">
      <style:paragraph-properties fo:text-indent="-0.0986in"/>
    </style:style>
    <style:style style:name="P1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text-properties style:font-name="Arial" style:font-name-complex="Arial" fo:font-size="10pt" style:font-size-asian="10pt" style:font-size-complex="10pt"/>
    </style:style>
    <style:style style:name="P18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text-properties style:font-name="Arial" style:font-name-complex="Arial" fo:color="#0D0D0D" fo:font-size="10pt" style:font-size-asian="10pt" style:font-size-complex="10pt" fo:background-color="#FFFFFF"/>
    </style:style>
    <style:style style:name="P23" style:parent-style-name="Normal" style:family="paragraph">
      <style:text-properties style:font-name="Arial" style:font-name-complex="Arial" fo:color="#0D0D0D" fo:font-size="10pt" style:font-size-asian="10pt" style:font-size-complex="10pt" fo:background-color="#FFFFFF"/>
    </style:style>
    <style:style style:name="P24" style:parent-style-name="Normal" style:family="paragraph">
      <style:text-properties style:font-name="Arial" style:font-name-complex="Arial" fo:font-size="10pt" style:font-size-asian="10pt" style:font-size-complex="10pt"/>
    </style:style>
    <style:style style:name="P25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6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7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paragraph-properties fo:text-indent="-0.0986in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P36" style:parent-style-name="Normal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P37" style:parent-style-name="Normal" style:family="paragraph">
      <style:text-properties style:font-name="Arial" style:font-name-complex="Arial" fo:font-size="10pt" style:font-size-asian="10pt" style:font-size-complex="10pt"/>
    </style:style>
    <style:style style:name="P3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9" style:parent-style-name="Normal" style:family="paragraph">
      <style:text-properties style:font-name="Arial" style:font-name-complex="Arial" fo:font-size="10pt" style:font-size-asian="10pt" style:font-size-complex="10pt"/>
    </style:style>
    <style:style style:name="P40" style:parent-style-name="Normal" style:family="paragraph">
      <style:text-properties style:font-name="Arial" style:font-name-complex="Arial" fo:font-size="10pt" style:font-size-asian="10pt" style:font-size-complex="10pt"/>
    </style:style>
    <style:style style:name="P41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2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3" style:parent-style-name="ListParagraph" style:list-style-name="LFO1" style:family="paragraph">
      <style:paragraph-properties style:snap-to-layout-grid="false" style:contextual-spacing="false"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4" style:parent-style-name="Normal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Aptos Display" fo:font-weight="bold" style:font-weight-asian="bold" style:font-weight-complex="bold" fo:font-size="26pt" style:font-size-asian="26pt" style:font-size-complex="26pt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paragraph-properties fo:text-indent="-0.0986in"/>
    </style:style>
    <style:style style:name="P52" style:parent-style-name="Normal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1042in" svg:stroke-color="#d9d9d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2083in" svg:stroke-color="#40404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1042in" svg:stroke-color="#d9d9d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1042in" svg:stroke-color="#d9d9d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d9d9d9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4384" draw:style-name="a0" draw:name="Obrázek 2" text:anchor-type="paragraph" svg:x="4.75486in" svg:y="0.1in" svg:width="0.17847in" svg:height="0.69028in" style:rel-width="scale" style:rel-height="scale"><draw:image xlink:href="media/image1.png" xlink:type="simple" xlink:show="embed" xlink:actuate="onLoad"/><svg:title/><svg:desc>Obsah obrázku černá, tma

Popis byl vytvořen automaticky</svg:desc></draw:frame><draw:frame draw:z-index="251659264" draw:id="id0" draw:style-name="a1" draw:name="Textové pole 1" text:anchor-type="paragraph" svg:x="-0.10903in" svg:y="-0.43125in" svg:width="2.48264in" svg:height="1.26597in" style:rel-width="scale" style:rel-height="scale"><draw:text-box><text:p text:style-name="P2">David</text:p><text:p text:style-name="P3">Pohovorný</text:p></draw:text-box><svg:title/><svg:desc/></draw:frame><draw:frame draw:z-index="251661312" draw:id="id1" draw:style-name="a2" draw:name="Textové pole 1" text:anchor-type="paragraph" svg:x="2.29444in" svg:y="0.21875in" svg:width="2in" svg:height="0.67986in" style:rel-width="scale" style:rel-height="scale"><draw:text-box><text:p text:style-name="P4">Front-end developer &amp; UX designer</text:p></draw:text-box><svg:title/><svg:desc/></draw:frame><draw:frame draw:z-index="251663360" draw:id="id2" draw:style-name="a3" draw:name="Textové pole 1" text:anchor-type="paragraph" svg:x="4.44958in" svg:y="0.1in" svg:width="2.25972in" svg:height="0.75972in" style:rel-width="scale" style:rel-height="scale"><draw:text-box><text:p text:style-name="P5">+420 123 456 789</text:p><text:p text:style-name="P6">david@mampohovor.cz</text:p><text:p text:style-name="P7">Praha</text:p></draw:text-box><svg:title/><svg:desc/></draw:frame></text:p>
      <text:p text:style-name="Normal"/>
      <text:p text:style-name="P8"><draw:frame draw:z-index="251669504" draw:id="id3" draw:style-name="a4" draw:name="Textové pole 1" text:anchor-type="paragraph" svg:x="2.29802in" svg:y="0.34375in" svg:width="3.44167in" svg:height="0.53819in" style:rel-width="scale" style:rel-height="scale"><draw:text-box><text:p text:style-name="Normal"><text:span text:style-name="T9">p</text:span><text:span text:style-name="T10">r</text:span><text:span text:style-name="T11">acovní zkušenosti</text:span></text:p></draw:text-box><svg:title/><svg:desc/></draw:frame><draw:connector draw:type="line" svg:x1="0in" svg:y1="0.16567in" svg:x2="6.93194in" svg:y2="0.16567in" draw:z-index="251665408" draw:id="id4" draw:style-name="a5" draw:name="Přímá spojnice 3" text:anchor-type="paragraph"><svg:title/><svg:desc/></draw:connector><draw:frame draw:z-index="251667456" draw:id="id5" draw:style-name="a6" draw:name="Textové pole 1" text:anchor-type="paragraph" svg:x="-0.08327in" svg:y="0.34375in" svg:width="2.18333in" svg:height="0.53819in" style:rel-width="scale" style:rel-height="scale"><draw:text-box><text:p text:style-name="Normal"><text:span text:style-name="T12">profil</text:span></text:p></draw:text-box><svg:title/><svg:desc/></draw:frame></text:p>
      <text:p text:style-name="P13"/>
      <text:p text:style-name="P14"><draw:connector draw:type="line" svg:x1="2.29762in" svg:y1="0.22808in" svg:x2="6.83442in" svg:y2="0.22808in" draw:z-index="251700224" draw:id="id6" draw:style-name="a7" draw:name="Přímá spojnice 2" text:anchor-type="paragraph"><svg:title/><svg:desc/></draw:connector><draw:connector draw:type="line" svg:x1="-0.08929in" svg:y1="0.22609in" svg:x2="2.08571in" svg:y2="0.22609in" draw:z-index="251695104" draw:id="id7" draw:style-name="a8" draw:name="Přímá spojnice 1" text:anchor-type="paragraph"><svg:title/><svg:desc/></draw:connector><draw:frame draw:z-index="251683840" draw:id="id8" draw:style-name="a9" draw:name="Textové pole 5" text:anchor-type="paragraph" svg:x="2.29167in" svg:y="0.26776in" svg:width="1.48264in" svg:height="2.2375in" style:rel-width="scale" style:rel-height="scale"><draw:text-box><text:p text:style-name="P15">Front-end Developer &amp; UX Designer</text:p><text:p text:style-name="P16">Firma ABC, Město, Období (např. Leden 20XX - Současnost)</text:p><text:p text:style-name="P17"/></draw:text-box><svg:title/><svg:desc/></draw:frame><draw:frame draw:z-index="251685888" draw:id="id9" draw:style-name="a10" draw:name="Textové pole 5" text:anchor-type="paragraph" svg:x="3.88095in" svg:y="0.26776in" svg:width="2.96597in" svg:height="2.2375in" style:rel-width="scale" style:rel-height="scale"><draw:text-box><text:list text:style-name="LFO1" text:continue-numbering="true"><text:list-item><text:p text:style-name="P18">Vývoj a implementace moderních webových aplikací s důrazem na responzivní design a uživatelskou přívětivost.</text:p></text:list-item><text:list-item><text:p text:style-name="P19">Spolupráce s UX designéry a vytváření wireframeů, prototypů a uživatelských rozhraní.</text:p></text:list-item><text:list-item><text:p text:style-name="P20">Optimalizace výkonu a uživatelského zážitku pomocí nástrojů pro analýzu a testování.</text:p></text:list-item></text:list><text:p text:style-name="P21"/></draw:text-box><svg:title/><svg:desc/></draw:frame><draw:frame draw:z-index="251677696" draw:id="id10" draw:style-name="a11" draw:name="Textové pole 5" text:anchor-type="paragraph" svg:x="-0.09141in" svg:y="0.26667in" svg:width="2.18194in" svg:height="2.46528in" style:rel-width="scale" style:rel-height="scale"><draw:text-box><text:p text:style-name="P22">Kreativní front-end developer s očima UX designéra. S více než<text:s/>x<text:s/>lety zkušeností v oblasti vývoje webových aplikací a designu uživatelských rozhraní jsem se specializoval na spojení funkčnosti s estetikou.<text:s/></text:p><text:p text:style-name="P23">S vášní pro vytváření intuitivních a atraktivních uživatelských zážitků jsem připraven přinést vašim projektům nový rozměr.</text:p><text:p text:style-name="P24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onnector draw:type="line" svg:x1="2.29127in" svg:y1="0.12738in" svg:x2="6.82808in" svg:y2="0.12738in" draw:z-index="251702272" draw:id="id11" draw:style-name="a12" draw:name="Přímá spojnice 2" text:anchor-type="paragraph"><svg:title/><svg:desc/></draw:connector><draw:frame draw:z-index="251689984" draw:id="id12" draw:style-name="a13" draw:name="Textové pole 5" text:anchor-type="paragraph" svg:x="3.875in" svg:y="0.18472in" svg:width="2.96597in" svg:height="1.88056in" style:rel-width="scale" style:rel-height="scale"><draw:text-box><text:list text:style-name="LFO1" text:continue-numbering="true"><text:list-item><text:p text:style-name="P25">Účast na plánování a vývoji webových projektů v týmu frontend developerů.</text:p></text:list-item><text:list-item><text:p text:style-name="P26">Implementace designových specifikací do kódu a zajištění kompatibility s různými prohlížeči a zařízeními.</text:p></text:list-item><text:list-item><text:p text:style-name="P27">Aktivní podpora v testování a údržbě webových aplikací s cílem dosáhnout vysokého standardu kvality.</text:p></text:list-item></text:list></draw:text-box><svg:title/><svg:desc/></draw:frame><draw:frame draw:z-index="251687936" draw:id="id13" draw:style-name="a14" draw:name="Textové pole 5" text:anchor-type="paragraph" svg:x="2.29722in" svg:y="0.18472in" svg:width="1.48264in" svg:height="1.88056in" style:rel-width="scale" style:rel-height="scale"><draw:text-box><text:p text:style-name="P28">Front-end Developer</text:p><text:p text:style-name="P29">Společnost XYZ, Město, Období (např. Červen 20XX - Prosinec 20XX)</text:p><text:p text:style-name="P30"/></draw:text-box><svg:title/><svg:desc/></draw:frame></text:p>
      <text:p text:style-name="Normal"><draw:frame draw:z-index="251671552" draw:id="id14" draw:style-name="a15" draw:name="Textové pole 1" text:anchor-type="paragraph" svg:x="-0.10139in" svg:y="0.16542in" svg:width="2.1875in" svg:height="0.53819in" style:rel-width="scale" style:rel-height="scale"><draw:text-box><text:p text:style-name="P31">vzdělání</text:p><text:p text:style-name="P32"/></draw:text-box><svg:title/><svg:desc/></draw:frame></text:p>
      <text:p text:style-name="P33"/>
      <text:p text:style-name="Normal"><draw:connector draw:type="line" svg:x1="-0.09544in" svg:y1="0.05724in" svg:x2="2.07956in" svg:y2="0.05724in" draw:z-index="251697152" draw:id="id15" draw:style-name="a16" draw:name="Přímá spojnice 1" text:anchor-type="paragraph"><svg:title/><svg:desc/></draw:connector><draw:frame draw:z-index="251679744" draw:id="id16" draw:style-name="a17" draw:name="Textové pole 5" text:anchor-type="paragraph" svg:x="-0.10088in" svg:y="0.10077in" svg:width="2.1875in" svg:height="1.02569in" style:rel-width="scale" style:rel-height="scale"><draw:text-box><text:p text:style-name="P34">Bakalářský titul v oboru Informatika</text:p><text:p text:style-name="P35">Univerzita XYZ, Město,<text:s/></text:p><text:p text:style-name="P36">20XX - 20XX</text:p><text:p text:style-name="P37"/></draw:text-box><svg:title/><svg:desc/></draw:frame></text:p>
      <text:p text:style-name="Normal"/>
      <text:p text:style-name="Normal"/>
      <text:p text:style-name="Normal"><draw:connector draw:type="line" svg:x1="2.29167in" svg:y1="0.03462in" svg:x2="6.82847in" svg:y2="0.03462in" draw:z-index="251704320" draw:id="id17" draw:style-name="a18" draw:name="Přímá spojnice 2" text:anchor-type="paragraph"><svg:title/><svg:desc/></draw:connector><draw:frame draw:z-index="251692032" draw:id="id18" draw:style-name="a19" draw:name="Textové pole 5" text:anchor-type="paragraph" svg:x="2.29097in" svg:y="0.09335in" svg:width="1.48264in" svg:height="2.02847in" style:rel-width="scale" style:rel-height="scale"><draw:text-box><text:p text:style-name="P38">Zahraniční Stáž – Front-end Developer</text:p><text:p text:style-name="P39">Společnost Internationale, Město, Období (např. Srpen 20XX - Září 20XX)</text:p><text:p text:style-name="P40"/></draw:text-box><svg:title/><svg:desc/></draw:frame><draw:frame draw:z-index="251694080" draw:id="id19" draw:style-name="a20" draw:name="Textové pole 5" text:anchor-type="paragraph" svg:x="3.87569in" svg:y="0.09038in" svg:width="2.96597in" svg:height="2.02847in" style:rel-width="scale" style:rel-height="scale"><draw:text-box><text:list text:style-name="LFO1" text:continue-numbering="true"><text:list-item><text:p text:style-name="P41">Účast na stáži v mezinárodní společnosti se zaměřením na vývoj webových aplikací a UX design.</text:p></text:list-item><text:list-item><text:p text:style-name="P42">Praktická zkušenost s prací v mezinárodním prostředí a spolupráce s kolegy z různých kultur.</text:p></text:list-item><text:list-item><text:p text:style-name="P43">Získání nových perspektiv a dovedností v oblasti frontend vývoje a uživatelského designu.</text:p></text:list-item></text:list><text:p text:style-name="P44"/></draw:text-box><svg:title/><svg:desc/></draw:frame><draw:frame draw:z-index="251673600" draw:id="id20" draw:style-name="a21" draw:name="Textové pole 1" text:anchor-type="paragraph" svg:x="-0.10486in" svg:y="0.25548in" svg:width="2.18542in" svg:height="0.53819in" style:rel-width="scale" style:rel-height="scale"><draw:text-box><text:p text:style-name="Normal"><text:span text:style-name="T45">dovednosti<text:s/></text:span></text:p></draw:text-box><svg:title/><svg:desc/></draw:frame></text:p>
      <text:p text:style-name="Normal"/>
      <text:p text:style-name="Normal"><draw:connector draw:type="line" svg:x1="-0.10179in" svg:y1="0.13909in" svg:x2="2.07321in" svg:y2="0.13909in" draw:z-index="251699200" draw:id="id21" draw:style-name="a22" draw:name="Přímá spojnice 1" text:anchor-type="paragraph"><svg:title/><svg:desc/></draw:connector><draw:frame draw:z-index="251681792" draw:id="id22" draw:style-name="a23" draw:name="Textové pole 5" text:anchor-type="paragraph" svg:x="-0.10095in" svg:y="0.18253in" svg:width="2.18194in" svg:height="2.65764in" style:rel-width="scale" style:rel-height="scale"><draw:text-box><text:p text:style-name="P46">Pokročilá znalost HTML, CSS a JavaScriptu</text:p><text:p text:style-name="P47">Zkušenosti s frameworky jako je React.js nebo Angular</text:p><text:p text:style-name="P48">Schopnost práce s grafickými nástroji pro UX design, např. Sketch, Adobe XD</text:p><text:p text:style-name="P49">Dobrá komunikační a týmová spolupráce</text:p><text:p text:style-name="P50">Analytické myšlení</text:p></draw:text-box><svg:title/><svg:desc/></draw:frame></text:p>
      <text:p text:style-name="Normal"/>
      <text:p text:style-name="Normal"/>
      <text:p text:style-name="Normal"/>
      <text:p text:style-name="Normal"><draw:connector draw:type="line" svg:x1="2.29186in" svg:y1="0.09097in" svg:x2="6.82867in" svg:y2="0.09097in" draw:z-index="251706368" draw:id="id23" draw:style-name="a24" draw:name="Přímá spojnice 2" text:anchor-type="paragraph"><svg:title/><svg:desc/></draw:connector></text:p>
      <text:p text:style-name="P51"/>
      <text:p text:style-name="Normal"/>
      <text:p text:style-name="Normal"><draw:connector draw:type="line" svg:x1="0in" svg:y1="0.61286in" svg:x2="6.93194in" svg:y2="0.61286in" draw:z-index="251675648" draw:id="id24" draw:style-name="a25" draw:name="Přímá spojnice 3" text:anchor-type="paragraph"><svg:title/><svg:desc/></draw:connector><draw:frame draw:z-index="251676672" draw:id="id25" draw:style-name="a26" draw:name="Textové pole 4" text:anchor-type="paragraph" svg:x="0in" svg:y="0.6666in" svg:width="6.90625in" svg:height="0.28264in" style:rel-width="scale" style:rel-height="scale"><draw:text-box><text:p text:style-name="P52">Linked-in David Pohovorný<text:tab/><text:tab/><text:tab/><text:tab/><text:tab/><text:tab/><text:tab/><text:tab/>www.davidpohovorny.cz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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47in" fo:margin-left="0.75in" fo:margin-bottom="0.8708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ušincová Petra</meta:initial-creator>
    <dc:creator>app</dc:creator>
    <meta:creation-date>2026-03-04T06:42:00Z</meta:creation-date>
    <dc:date>2026-03-04T06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3" meta:row-count="1" meta:non-whitespace-character-count="46"/>
  </office:meta>
</office:document-meta>
</file>